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DDEZZ+Frutiger-Roman" svg:font-family="GDDEZZ+Frutiger-Roman, Arial" style:font-family-generic="roman" style:font-pitch="variable"/>
    <style:font-face style:name="GDDEZZ+Frutiger-Roman1" svg:font-family="GDDEZZ+Frutiger-Roman, Arial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unito" svg:font-family="Nunito" style:font-pitch="variable"/>
    <style:font-face style:name="Nunito1" svg:font-family="Nunito" style:font-family-generic="system" style:font-pitch="variable"/>
    <style:font-face style:name="OpenSymbol" svg:font-family="OpenSymbol" style:font-family-generic="system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fab8f"/>
    </style:style>
    <style:style style:name="P2" style:family="paragraph" style:parent-style-name="Standard">
      <style:paragraph-properties fo:text-align="start" style:justify-single-word="false"/>
      <style:text-properties officeooo:paragraph-rsid="0034d2b7"/>
    </style:style>
    <style:style style:name="P3" style:family="paragraph" style:parent-style-name="Standard">
      <style:paragraph-properties fo:text-align="start" style:justify-single-word="false"/>
      <style:text-properties officeooo:paragraph-rsid="00367a04"/>
    </style:style>
    <style:style style:name="P4" style:family="paragraph" style:parent-style-name="Standard">
      <style:paragraph-properties fo:text-align="start" style:justify-single-word="false"/>
      <style:text-properties officeooo:paragraph-rsid="004caf31"/>
    </style:style>
    <style:style style:name="P5" style:family="paragraph" style:parent-style-name="Standard">
      <style:paragraph-properties fo:text-align="start" style:justify-single-word="false"/>
      <style:text-properties officeooo:paragraph-rsid="00606a9c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2f5c98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weight="bold" style:font-name-asian="Times New Roman1" style:font-size-asian="6pt" style:language-asian="zh" style:country-asian="CN" style:font-weight-asian="bold" style:font-name-complex="Nunito1" style:font-size-complex="6pt" style:language-complex="ar" style:country-complex="SA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style="normal" fo:font-weight="normal" officeooo:rsid="001dc00e" officeooo:paragraph-rsid="002999ad" style:letter-kerning="false" style:font-name-asian="Times New Roman1" style:font-size-asian="5.25pt" style:language-asian="zh" style:country-asian="CN" style:font-style-asian="normal" style:font-weight-asian="normal" style:font-name-complex="Nunito1" style:font-size-complex="6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style="italic" style:text-underline-style="none" fo:font-weight="normal" officeooo:rsid="001bd93d" officeooo:paragraph-rsid="002999ad" style:letter-kerning="false" style:font-name-asian="Times New Roman1" style:font-size-asian="5.25pt" style:language-asian="zh" style:country-asian="CN" style:font-style-asian="italic" style:font-weight-asian="normal" style:font-name-complex="Nunito1" style:font-size-complex="6pt" style:language-complex="ar" style:country-complex="SA" style:font-style-complex="italic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fo:font-weight="normal" style:font-name-asian="Times New Roman1" style:font-size-asian="6pt" style:language-asian="zh" style:country-asian="CN" style:font-weight-asian="normal" style:font-name-complex="Nunito1" style:font-size-complex="6pt" style:language-complex="ar" style:country-complex="SA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fo:font-weight="normal" officeooo:paragraph-rsid="001b3a4d" style:font-name-asian="Times New Roman1" style:font-size-asian="6pt" style:language-asian="zh" style:country-asian="CN" style:font-weight-asian="normal" style:font-name-complex="Nunito1" style:font-size-complex="6pt" style:language-complex="ar" style:country-complex="SA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style:text-underline-style="solid" style:text-underline-type="double" style:text-underline-width="auto" style:text-underline-color="font-color" fo:font-weight="normal" officeooo:paragraph-rsid="001b3a4d" style:font-name-asian="Times New Roman1" style:font-size-asian="5.25pt" style:language-asian="zh" style:country-asian="CN" style:font-weight-asian="normal" style:font-name-complex="Nunito1" style:font-size-complex="6pt" style:language-complex="ar" style:country-complex="SA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weight="normal" officeooo:rsid="00606a9c" officeooo:paragraph-rsid="00606a9c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style="normal" fo:font-weight="normal" officeooo:rsid="006e0f76" officeooo:paragraph-rsid="004caf31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unito" officeooo:paragraph-rsid="00316291"/>
    </style:style>
    <style:style style:name="P16" style:family="paragraph" style:parent-style-name="Standard">
      <style:paragraph-properties fo:text-align="start" style:justify-single-word="false"/>
      <style:text-properties style:font-name="Nunito" officeooo:paragraph-rsid="002fab8f"/>
    </style:style>
    <style:style style:name="P17" style:family="paragraph" style:parent-style-name="Standard">
      <style:paragraph-properties fo:text-align="start" style:justify-single-word="false"/>
      <style:text-properties style:font-name="Nunito" fo:font-size="6pt" fo:font-weight="bold" officeooo:paragraph-rsid="002999ad" style:font-size-asian="5.25pt" style:font-weight-asian="bold" style:font-name-complex="Nunito1" style:font-size-complex="6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Nunito" fo:font-size="6pt" fo:font-style="normal" fo:font-weight="bold" style:font-size-asian="5.25pt" style:font-style-asian="normal" style:font-weight-asian="bold" style:font-name-complex="Nunito1" style:font-size-complex="6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Nunito" fo:font-size="6pt" fo:font-style="normal" fo:font-weight="bold" style:font-size-asian="6pt" style:font-style-asian="normal" style:font-weight-asian="bold" style:font-name-complex="Nunito1" style:font-size-complex="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Nunito" fo:font-size="6pt" fo:font-style="normal" fo:font-weight="normal" officeooo:paragraph-rsid="004caf31" style:font-size-asian="6pt" style:font-style-asian="normal" style:font-weight-asian="normal" style:font-name-complex="Nunito1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unito" fo:font-size="6pt" style:font-size-asian="6pt" style:font-size-complex="6p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style:font-size-asian="6pt" style:font-name-complex="Nunito1" style:font-size-complex="6pt"/>
    </style:style>
    <style:style style:name="P23" style:family="paragraph" style:parent-style-name="Standard">
      <style:paragraph-properties fo:text-align="start" style:justify-single-word="false"/>
      <style:text-properties style:font-name="Nunito" fo:font-size="6pt" fo:font-style="italic" fo:font-weight="normal" style:font-size-asian="6pt" style:font-style-asian="italic" style:font-weight-asian="normal" style:font-name-complex="Nunito1" style:font-size-complex="6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style:font-size-asian="5.25pt" style:font-size-complex="6pt"/>
    </style:style>
    <style:style style:name="P25" style:family="paragraph" style:parent-style-name="Standard">
      <style:paragraph-properties fo:text-align="start" style:justify-single-word="false"/>
      <style:text-properties style:font-name="Nunito" fo:font-size="10pt" fo:font-weight="bold" officeooo:paragraph-rsid="002999ad" style:font-size-asian="10pt" style:font-weight-asian="bold" style:font-name-complex="Nunito1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Nunito" fo:font-size="10pt" fo:font-style="normal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Nunito" fo:font-size="10pt" fo:font-style="normal" fo:font-weight="bold" officeooo:paragraph-rsid="004caf31" style:font-size-asian="10pt" style:font-style-asian="normal" style:font-weight-asian="bold" style:font-name-complex="Nunito1" style:font-size-complex="10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Nunito" fo:font-size="10pt" fo:font-style="normal" style:text-underline-style="none" fo:font-weight="bold" style:font-size-asian="10pt" style:font-style-asian="normal" style:font-weight-asian="bold" style:font-name-complex="Nunito1" style:font-size-complex="10pt" style:font-style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officeooo:paragraph-rsid="001b3a4d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officeooo:paragraph-rsid="00316291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2e6" loext:opacity="100%" style:font-name="Nunito" fo:font-size="6pt" fo:language="en" fo:country="GB" fo:font-weight="bold" style:font-name-asian="Times New Roman1" style:font-size-asian="5.25pt" style:language-asian="zh" style:country-asian="CN" style:font-weight-asian="bold" style:font-name-complex="Nunito1" style:font-size-complex="6pt" style:language-complex="ar" style:country-complex="SA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82e6" loext:opacity="100%" style:font-name="Nunito" fo:font-size="6pt" fo:language="en" fo:country="GB" fo:font-weight="bold" officeooo:rsid="001b3a4d" officeooo:paragraph-rsid="002999ad" style:letter-kerning="false" style:font-name-asian="Times New Roman1" style:font-size-asian="5.25pt" style:language-asian="zh" style:country-asian="CN" style:font-weight-asian="bold" style:font-name-complex="Nunito1" style:font-size-complex="6pt" style:language-complex="ar" style:country-complex="SA" style:font-weight-complex="bold"/>
    </style:style>
    <style:style style:name="P34" style:family="paragraph" style:parent-style-name="Standard" style:master-page-name="Standard">
      <style:paragraph-properties fo:text-align="start" style:justify-single-word="false" style:page-number="auto"/>
      <style:text-properties officeooo:paragraph-rsid="00606a9c"/>
    </style:style>
    <style:style style:name="P35" style:family="paragraph" style:parent-style-name="Standard">
      <style:paragraph-properties fo:text-align="start" style:justify-single-word="false"/>
      <style:text-properties style:font-name="Nunito" fo:font-size="10pt" fo:font-style="normal" fo:font-weight="normal" officeooo:rsid="0038a2b9" officeooo:paragraph-rsid="004caf31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P36" style:family="paragraph" style:parent-style-name="Standard" style:list-style-name="WWNum7">
      <style:paragraph-properties fo:margin-top="0cm" fo:margin-bottom="0cm" style:contextual-spacing="false" fo:line-height="100%" fo:text-align="start" style:justify-single-word="false"/>
      <style:text-properties style:font-name="Nunito" fo:font-size="10pt" style:font-size-asian="10pt" style:font-name-complex="Nunito1" style:font-size-complex="10pt"/>
    </style:style>
    <style:style style:name="P37" style:family="paragraph" style:parent-style-name="Standard" style:list-style-name="WWNum6">
      <style:paragraph-properties fo:margin-top="0cm" fo:margin-bottom="0cm" style:contextual-spacing="false" fo:line-height="100%" fo:text-align="start" style:justify-single-word="false"/>
      <style:text-properties style:font-name="Nunito" officeooo:paragraph-rsid="001bd93d"/>
    </style:style>
    <style:style style:name="P38" style:family="paragraph" style:parent-style-name="Standard" style:list-style-name="WWNum7">
      <style:paragraph-properties fo:margin-top="0cm" fo:margin-bottom="0cm" style:contextual-spacing="false" fo:line-height="100%" fo:text-align="start" style:justify-single-word="false"/>
      <style:text-properties style:font-name="Nunito"/>
    </style:style>
    <style:style style:name="P39" style:family="paragraph" style:parent-style-name="Standard" style:list-style-name="WWNum5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officeooo:paragraph-rsid="001bd93d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P40" style:family="paragraph" style:parent-style-name="Standard" style:list-style-name="WWNum5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P41" style:family="paragraph" style:parent-style-name="Standard" style:list-style-name="WWNum6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1" style:family="text">
      <style:text-properties fo:color="#0082e6" loext:opacity="100%" fo:font-size="10pt" fo:font-style="normal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T2" style:family="text">
      <style:text-properties fo:color="#0082e6" loext:opacity="100%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3" style:family="text">
      <style:text-properties fo:color="#0082e6" loext:opacity="100%" fo:font-size="10pt" fo:language="en" fo:country="GB" fo:font-weight="bold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4" style:family="text">
      <style:text-properties fo:color="#0082e6" loext:opacity="100%" fo:font-size="10pt" fo:language="en" fo:country="GB" style:text-underline-style="none" fo:font-weight="bold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5" style:family="text">
      <style:text-properties fo:color="#0082e6" loext:opacity="100%" style:font-name="Nunito" fo:font-size="10pt" fo:font-style="normal" style:text-underline-style="none" fo:font-weight="bold" officeooo:rsid="0034d2b7" style:font-size-asian="10pt" style:font-style-asian="normal" style:font-weight-asian="bold" style:font-name-complex="Nunito1" style:font-size-complex="10pt" style:font-style-complex="normal" style:font-weight-complex="bold"/>
    </style:style>
    <style:style style:name="T6" style:family="text">
      <style:text-properties fo:color="#0082e6" loext:opacity="100%" style:font-name="Nunito" fo:font-size="10pt" fo:font-style="normal" style:text-underline-style="none" fo:font-weight="bold" officeooo:rsid="00367a04" style:font-size-asian="10pt" style:font-style-asian="normal" style:font-weight-asian="bold" style:font-name-complex="Nunito1" style:font-size-complex="10pt" style:font-style-complex="normal" style:font-weight-complex="bold"/>
    </style:style>
    <style:style style:name="T7" style:family="text">
      <style:text-properties fo:color="#0082e6" loext:opacity="100%" style:font-name="Nunito" fo:font-size="10pt" fo:font-style="normal" fo:font-weight="normal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8" style:family="text">
      <style:text-properties fo:color="#0082e6" loext:opacity="100%" style:font-name="Nunito" fo:font-size="10pt" fo:language="en" fo:country="GB" fo:font-style="normal" style:text-underline-style="none" fo:font-weight="bold" officeooo:rsid="0037193f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9" style:family="text">
      <style:text-properties fo:color="#0082e6" loext:opacity="100%" style:font-name="Nunito" fo:font-size="10pt" fo:language="en" fo:country="GB" fo:font-style="normal" style:text-underline-style="none" fo:font-weight="bold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10" style:family="text">
      <style:text-properties fo:color="#0082e6" loext:opacity="100%" style:font-name="Nunito" fo:font-size="10pt" fo:language="en" fo:country="GB" fo:font-style="normal" style:text-underline-style="none" fo:font-weight="bold" officeooo:rsid="0064aeba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11" style:family="text">
      <style:text-properties fo:color="#0082e6" loext:opacity="100%" style:font-name="Nunito" fo:font-size="10pt" fo:language="en" fo:country="GB" fo:font-style="normal" style:text-underline-style="none" fo:font-weight="normal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12" style:family="text">
      <style:text-properties fo:color="#0082e6" loext:opacity="100%" style:font-name="Nunito" fo:font-size="10pt" fo:language="en" fo:country="GB" fo:font-style="normal" style:text-underline-style="none" fo:font-weight="normal" officeooo:rsid="0036bb9b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13" style:family="text">
      <style:text-properties fo:color="#0082e6" loext:opacity="100%" style:font-name="Nunito" fo:font-size="10pt" fo:language="en" fo:country="GB" style:text-underline-style="none" fo:font-weight="bold" officeooo:rsid="0038a2b9" style:letter-kerning="false" style:font-name-asian="Times New Roman1" style:font-size-asian="10pt" style:language-asian="zh" style:country-asian="CN" style:font-weight-asian="bold" style:font-name-complex="Garamond1" style:font-size-complex="10pt" style:language-complex="ar" style:country-complex="SA" style:font-weight-complex="bold"/>
    </style:style>
    <style:style style:name="T14" style:family="text">
      <style:text-properties fo:color="#0082e6" loext:opacity="100%" style:font-name="Nunito" fo:font-size="10pt" fo:language="en" fo:country="GB" style:text-underline-style="none" fo:font-weight="bold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15" style:family="text">
      <style:text-properties fo:color="#0082e6" loext:opacity="100%" style:font-name="Nunito" fo:font-size="10pt" fo:language="en" fo:country="GB" style:text-underline-style="none" fo:font-weight="normal" officeooo:rsid="0036bb9b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16" style:family="text">
      <style:text-properties fo:color="#0082e6" loext:opacity="100%" style:font-name="Nunito" fo:font-size="10pt" fo:language="en" fo:country="GB" fo:font-weight="normal" officeooo:rsid="003ef95f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17" style:family="text">
      <style:text-properties fo:color="#0082e6" loext:opacity="100%" style:font-name="Nunito" fo:font-size="10pt" style:text-underline-style="none" officeooo:rsid="002f5c98" style:font-size-asian="10pt" style:font-size-complex="10pt"/>
    </style:style>
    <style:style style:name="T18" style:family="text">
      <style:text-properties fo:color="#0082e6" loext:opacity="100%" style:font-name="Nunito" fo:font-size="10pt" style:text-underline-style="none" style:font-size-asian="10pt" style:font-name-complex="Nunito1" style:font-size-complex="10pt"/>
    </style:style>
    <style:style style:name="T19" style:family="text">
      <style:text-properties fo:color="#0082e6" loext:opacity="100%" style:font-name="Nunito" fo:font-size="10pt" style:text-underline-style="none" fo:font-weight="bold" style:font-size-asian="10pt" style:font-weight-asian="bold" style:font-name-complex="Nunito1" style:font-size-complex="10pt" style:font-weight-complex="bold"/>
    </style:style>
    <style:style style:name="T20" style:family="text">
      <style:text-properties fo:color="#0082e6" loext:opacity="100%" style:font-name="Nunito" fo:font-size="10pt" style:text-underline-style="none" fo:font-weight="bold" style:font-size-asian="10pt" style:font-weight-asian="bold" style:font-size-complex="10pt" style:font-weight-complex="bold"/>
    </style:style>
    <style:style style:name="T21" style:family="text">
      <style:text-properties fo:color="#0082e6" loext:opacity="100%" style:font-name="Nunito" fo:font-size="10pt" style:text-underline-style="none" fo:font-weight="bold" officeooo:rsid="002f5c98" style:font-size-asian="10pt" style:font-weight-asian="bold" style:font-size-complex="10pt" style:font-weight-complex="bold"/>
    </style:style>
    <style:style style:name="T22" style:family="text">
      <style:text-properties fo:color="#0082e6" loext:opacity="100%" style:font-name="Nunito" fo:font-size="36pt" style:text-underline-style="none" style:font-size-asian="36pt" style:font-name-complex="Nunito1" style:font-size-complex="36pt"/>
    </style:style>
    <style:style style:name="T23" style:family="text">
      <style:text-properties fo:color="#0082e6" loext:opacity="100%" fo:language="en" fo:country="GB" officeooo:rsid="001b3a4d" style:letter-kerning="false" style:font-name-asian="Times New Roman1" style:language-asian="zh" style:country-asian="CN" style:language-complex="ar" style:country-complex="SA"/>
    </style:style>
    <style:style style:name="T24" style:family="text">
      <style:text-properties fo:color="#0082e6" loext:opacity="100%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25" style:family="text">
      <style:text-properties fo:color="#0082e6" loext:opacity="100%" fo:language="en" fo:country="GB" style:text-underline-style="none" officeooo:rsid="001b3a4d" style:letter-kerning="false" style:font-name-asian="Times New Roman1" style:language-asian="zh" style:country-asian="CN" style:language-complex="ar" style:country-complex="SA"/>
    </style:style>
    <style:style style:name="T26" style:family="text">
      <style:text-properties style:use-window-font-color="true" loext:opacity="0%" style:text-position="0% 100%" fo:font-size="10pt" fo:language="en" fo:country="GB" fo:font-style="italic" style:text-underline-style="none" fo:font-weight="normal" officeooo:rsid="001bd93d" style:letter-kerning="false" style:font-name-asian="Times New Roman1" style:font-size-asian="10pt" style:language-asian="zh" style:country-asian="CN" style:font-style-asian="italic" style:font-weight-asian="normal" style:font-name-complex="Nunito1" style:font-size-complex="10pt" style:language-complex="ar" style:country-complex="SA" style:font-style-complex="italic" style:font-weight-complex="normal"/>
    </style:style>
    <style:style style:name="T27" style:family="text">
      <style:text-properties style:use-window-font-color="true" loext:opacity="0%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name-complex="Nunito1" style:font-size-complex="8pt" style:language-complex="ar" style:country-complex="SA" style:font-style-complex="italic" style:font-weight-complex="normal"/>
    </style:style>
    <style:style style:name="T28" style:family="text">
      <style:text-properties style:use-window-font-color="true" loext:opacity="0%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name-complex="Nunito1" style:font-size-complex="8pt" style:language-complex="ar" style:country-complex="SA" style:font-style-complex="italic" style:font-weight-complex="normal"/>
    </style:style>
    <style:style style:name="T29" style:family="text">
      <style:text-properties style:use-window-font-color="true" loext:opacity="0%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30" style:family="text">
      <style:text-properties style:use-window-font-color="true" loext:opacity="0%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31" style:family="text">
      <style:text-properties style:use-window-font-color="true" loext:opacity="0%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32" style:family="text">
      <style:text-properties style:use-window-font-color="true" loext:opacity="0%" fo:font-size="10pt" fo:language="en" fo:country="GB" fo:font-weight="normal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3" style:family="text">
      <style:text-properties style:use-window-font-color="true" loext:opacity="0%" fo:font-size="10pt" fo:language="en" fo:country="GB" fo:font-weight="normal" officeooo:rsid="00316291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4" style:family="text">
      <style:text-properties style:use-window-font-color="true" loext:opacity="0%" fo:font-size="10pt" fo:language="en" fo:country="GB" fo:font-weight="normal" officeooo:rsid="001b3a4d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5" style:family="text">
      <style:text-properties style:use-window-font-color="true" loext:opacity="0%" fo:font-size="10pt" fo:language="en" fo:country="GB" fo:font-weight="normal" officeooo:rsid="001bd93d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6" style:family="text">
      <style:text-properties style:use-window-font-color="true" loext:opacity="0%" fo:font-size="10pt" fo:language="en" fo:country="GB" fo:font-weight="normal" officeooo:rsid="001c1694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7" style:family="text">
      <style:text-properties style:use-window-font-color="true" loext:opacity="0%" fo:font-size="10pt" fo:language="en" fo:country="GB" fo:font-weight="normal" officeooo:rsid="00678b9d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8" style:family="text">
      <style:text-properties style:use-window-font-color="true" loext:opacity="0%" fo:font-size="10pt" fo:language="en" fo:country="GB" fo:font-weight="normal" officeooo:rsid="006ff047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9" style:family="text">
      <style:text-properties style:use-window-font-color="true" loext:opacity="0%" fo:font-size="10pt" fo:language="en" fo:country="GB" fo:font-weight="normal" style:font-name-asian="Nunito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40" style:family="text">
      <style:text-properties style:use-window-font-color="true" loext:opacity="0%" fo:font-size="10pt" fo:language="en" fo:country="GB" fo:font-style="normal" style:text-underline-style="none" fo:font-weight="normal" officeooo:rsid="001bd93d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41" style:family="text">
      <style:text-properties style:use-window-font-color="true" loext:opacity="0%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42" style:family="text">
      <style:text-properties style:use-window-font-color="true" loext:opacity="0%" fo:font-size="10pt" fo:language="en" fo:country="GB" fo:font-style="italic" style:text-underline-style="none" fo:font-weight="normal" officeooo:rsid="001bd93d" style:letter-kerning="false" style:font-name-asian="Times New Roman1" style:font-size-asian="10pt" style:language-asian="zh" style:country-asian="CN" style:font-style-asian="italic" style:font-weight-asian="normal" style:font-name-complex="Nunito1" style:font-size-complex="10pt" style:language-complex="ar" style:country-complex="SA" style:font-style-complex="italic" style:font-weight-complex="normal"/>
    </style:style>
    <style:style style:name="T43" style:family="text">
      <style:text-properties style:use-window-font-color="true" loext:opacity="0%" fo:font-size="10pt" fo:language="en" fo:country="GB" officeooo:rsid="001d2f93" style:letter-kerning="false" style:font-name-asian="Times New Roman1" style:font-size-asian="10pt" style:language-asian="zh" style:country-asian="CN" style:font-name-complex="Nunito1" style:font-size-complex="10pt" style:language-complex="ar" style:country-complex="SA"/>
    </style:style>
    <style:style style:name="T44" style:family="text">
      <style:text-properties style:use-window-font-color="true" loext:opacity="0%" style:font-name="Nunito" fo:font-size="6pt" style:text-underline-style="none" style:font-name-asian="Nunito1" style:font-size-asian="5.25pt" style:font-name-complex="Nunito1" style:font-size-complex="6pt"/>
    </style:style>
    <style:style style:name="T45" style:family="text">
      <style:text-properties style:use-window-font-color="true" loext:opacity="0%" style:font-name="Nunito" fo:font-size="6pt" fo:language="en" fo:country="GB" fo:font-style="normal" style:text-underline-style="none" fo:font-weight="normal" officeooo:rsid="004171fe" style:letter-kerning="false" style:font-name-asian="Times New Roman1" style:font-size-asian="5.25pt" style:language-asian="zh" style:country-asian="CN" style:font-style-asian="normal" style:font-weight-asian="normal" style:font-name-complex="Nunito1" style:font-size-complex="6pt" style:language-complex="ar" style:country-complex="SA" style:font-style-complex="normal" style:font-weight-complex="normal"/>
    </style:style>
    <style:style style:name="T46" style:family="text">
      <style:text-properties style:use-window-font-color="true" loext:opacity="0%" style:font-name="Nunito" fo:font-size="10pt" fo:language="en" fo:country="GB" fo:font-weight="normal" officeooo:rsid="003ef95f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47" style:family="text">
      <style:text-properties style:use-window-font-color="true" loext:opacity="0%" style:font-name="Nunito" fo:font-size="10pt" fo:language="en" fo:country="GB" fo:font-weight="normal" officeooo:rsid="00416b25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48" style:family="text">
      <style:text-properties style:use-window-font-color="true" loext:opacity="0%" style:font-name="Nunito" fo:font-size="10pt" fo:language="en" fo:country="GB" fo:font-style="normal" fo:font-weight="normal" officeooo:rsid="001dc00e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49" style:family="text">
      <style:text-properties style:use-window-font-color="true" loext:opacity="0%" style:font-name="Nunito" fo:font-size="10pt" fo:language="en" fo:country="GB" fo:font-style="normal" fo:font-weight="normal" officeooo:rsid="002999ad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50" style:family="text">
      <style:text-properties style:use-window-font-color="true" loext:opacity="0%" style:font-name="Nunito" fo:font-size="10pt" fo:language="en" fo:country="GB" fo:font-style="normal" fo:font-weight="normal" officeooo:rsid="002c90e3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51" style:family="text">
      <style:text-properties style:use-window-font-color="true" loext:opacity="0%" style:font-name="Nunito" fo:font-size="10pt" fo:language="en" fo:country="GB" fo:font-style="normal" fo:font-weight="bold" officeooo:rsid="001dc00e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52" style:family="text">
      <style:text-properties style:use-window-font-color="true" loext:opacity="0%" style:font-name="Nunito" fo:font-size="10pt" fo:language="en" fo:country="GB" fo:font-style="normal" fo:font-weight="bold" officeooo:rsid="0034d2b7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53" style:family="text">
      <style:text-properties style:use-window-font-color="true" loext:opacity="0%" style:font-name="Nunito" fo:font-size="10pt" fo:language="en" fo:country="GB" fo:font-weight="bold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54" style:family="text">
      <style:text-properties style:use-window-font-color="true" loext:opacity="0%" style:font-name="Nunito" fo:font-size="10pt" fo:language="en" fo:country="GB" fo:font-weight="bold" officeooo:rsid="00606a9c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55" style:family="text">
      <style:text-properties style:use-window-font-color="true" loext:opacity="0%" style:font-name="Nunito" fo:font-size="10pt" fo:font-style="normal" style:text-underline-style="none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T56" style:family="text">
      <style:text-properties style:use-window-font-color="true" loext:opacity="0%" style:font-name="Nunito" fo:font-size="10pt" fo:font-style="normal" fo:font-weight="normal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57" style:family="text">
      <style:text-properties style:use-window-font-color="true" loext:opacity="0%" style:font-name="Nunito" fo:font-size="8pt" fo:font-style="italic" style:text-underline-style="none" fo:font-weight="normal" style:font-size-asian="8pt" style:font-style-asian="italic" style:font-weight-asian="normal" style:font-name-complex="Nunito1" style:font-size-complex="8pt" style:font-style-complex="italic" style:font-weight-complex="normal"/>
    </style:style>
    <style:style style:name="T58" style:family="text">
      <style:text-properties style:use-window-font-color="true" loext:opacity="0%" style:font-name="Nunito" fo:font-size="8pt" fo:font-style="italic" style:text-underline-style="none" fo:font-weight="normal" officeooo:rsid="003981f3" style:font-size-asian="8pt" style:font-style-asian="italic" style:font-weight-asian="normal" style:font-name-complex="Nunito1" style:font-size-complex="8pt" style:font-style-complex="italic" style:font-weight-complex="normal"/>
    </style:style>
    <style:style style:name="T59" style:family="text">
      <style:text-properties style:use-window-font-color="true" loext:opacity="0%" style:font-name="Nunito" fo:font-size="8pt" fo:font-style="italic" fo:font-weight="normal" style:font-size-asian="8pt" style:font-style-asian="italic" style:font-weight-asian="normal" style:font-name-complex="Nunito1" style:font-size-complex="8pt" style:font-style-complex="italic" style:font-weight-complex="normal"/>
    </style:style>
    <style:style style:name="T60" style:family="text">
      <style:text-properties style:use-window-font-color="true" loext:opacity="0%" style:font-name="Nunito" fo:font-size="8pt" fo:language="en" fo:country="GB" fo:font-style="italic" fo:font-weight="normal" style:font-name-asian="Times New Roman1" style:font-size-asian="8pt" style:language-asian="zh" style:country-asian="CN" style:font-style-asian="italic" style:font-weight-asian="normal" style:font-name-complex="Nunito1" style:font-size-complex="8pt" style:language-complex="ar" style:country-complex="SA" style:font-style-complex="italic" style:font-weight-complex="normal"/>
    </style:style>
    <style:style style:name="T61" style:family="text">
      <style:text-properties officeooo:rsid="001b3a4d"/>
    </style:style>
    <style:style style:name="T62" style:family="text">
      <style:text-properties officeooo:rsid="001bd93d"/>
    </style:style>
    <style:style style:name="T63" style:family="text">
      <style:text-properties officeooo:rsid="00367a04"/>
    </style:style>
    <style:style style:name="T64" style:family="text">
      <style:text-properties fo:font-size="10pt" style:font-size-asian="10pt" style:font-name-complex="Nunito1" style:font-size-complex="10pt"/>
    </style:style>
    <style:style style:name="T65" style:family="text">
      <style:text-properties fo:font-size="10pt" officeooo:rsid="001d2f93" style:font-size-asian="10pt" style:font-name-complex="Nunito1" style:font-size-complex="10pt"/>
    </style:style>
    <style:style style:name="T66" style:family="text">
      <style:text-properties fo:font-size="10pt" fo:font-style="normal" style:text-underline-style="none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T67" style:family="text">
      <style:text-properties fo:font-size="10pt" fo:font-style="normal" style:text-underline-style="none" fo:font-weight="normal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68" style:family="text">
      <style:text-properties fo:font-size="10pt" style:font-name-asian="Nunito1" style:font-size-asian="10pt" style:font-name-complex="Nunito1" style:font-size-complex="10pt"/>
    </style:style>
    <style:style style:name="T69" style:family="text">
      <style:text-properties style:font-name="Nunito" fo:font-size="10pt" fo:font-style="normal" fo:font-weight="normal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70" style:family="text">
      <style:text-properties style:font-name="Nunito" fo:font-size="10pt" fo:font-style="normal" fo:font-weight="normal" officeooo:rsid="002999ad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71" style:family="text">
      <style:text-properties style:font-name="Nunito" fo:font-size="10pt" fo:font-style="normal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T72" style:family="text">
      <style:text-properties style:font-name="Nunito" fo:font-size="10pt" fo:font-style="normal" fo:font-weight="bold" officeooo:rsid="0034d2b7" style:font-size-asian="10pt" style:font-style-asian="normal" style:font-weight-asian="bold" style:font-name-complex="Nunito1" style:font-size-complex="10pt" style:font-style-complex="normal" style:font-weight-complex="bold"/>
    </style:style>
    <style:style style:name="T73" style:family="text">
      <style:text-properties style:font-name="Nunito" fo:font-size="10pt" fo:font-style="normal" fo:font-weight="bold" officeooo:rsid="002999ad" style:font-size-asian="10pt" style:font-style-asian="normal" style:font-weight-asian="bold" style:font-name-complex="Nunito1" style:font-size-complex="10pt" style:font-style-complex="normal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p text:style-name="P34"><text:a xlink:type="simple" xlink:href="https://www.markodowd.dev/" text:style-name="Internet_20_link" text:visited-style-name="Visited_20_Internet_20_Link"><text:span text:style-name="T22">Mark O’Dowd</text:span></text:a><text:span text:style-name="T18"> </text:span></text:p>
        <text:p text:style-name="P5"><text:span text:style-name="T14"/></text:p>
        <text:p text:style-name="P5"><text:span text:style-name="T53">SOFTWARE ENGINEE</text:span><text:span text:style-name="T54">R</text:span><text:span text:style-name="T53"> <text:s text:c="5"/><text:tab/><text:tab/></text:span><text:span text:style-name="T16">●</text:span><text:span text:style-name="T46"> = </text:span><text:span text:style-name="T47">hyper</text:span><text:span text:style-name="T46">link</text:span></text:p>
        <text:p text:style-name="P13">TypeScript Python Rust</text:p>
      </text:section>
      <text:p text:style-name="P7"/>
      <text:p text:style-name="P15"><text:span text:style-name="T33">Experienced software engineer specialising in modern full-stack web applications with React (Next.js), Django and AWS. Combining deep web development knowledge with AWS certifications, I bring applications from initial design through to production with a strong focus on performance, scalability and cost efficiency. I have hands-on experience with CI/CD pipelines, cloud-native infrastructure and application architecture. I am an active learner and open-source contributor </text:span><text:span text:style-name="T37">(Linux Mint / React </text:span><text:span text:style-name="T38">packages</text:span><text:span text:style-name="T37">)</text:span><text:span text:style-name="T33">, consistently exploring new languages, tools and workflows to improve efficiency and engineering quality.</text:span></text:p>
      <text:p text:style-name="P1"><text:span text:style-name="Internet_20_link"><text:span text:style-name="T44"/></text:span></text:p>
      <text:p text:style-name="P6"><text:a xlink:type="simple" xlink:href="mailto:contact@markodowd.dev" text:style-name="Internet_20_link" text:visited-style-name="Visited_20_Internet_20_Link"><text:span text:style-name="Internet_20_link"><text:span text:style-name="T19">c</text:span></text:span><text:span text:style-name="Internet_20_link"><text:span text:style-name="T20">ontact@markod</text:span></text:span><text:span text:style-name="Internet_20_link"><text:span text:style-name="T19">o</text:span></text:span><text:span text:style-name="Internet_20_link"><text:span text:style-name="T20">wd.de</text:span></text:span><text:span text:style-name="T21">v</text:span></text:a><text:span text:style-name="T21"> </text:span><text:span text:style-name="T17"><text:s text:c="4"/></text:span><text:a xlink:type="simple" xlink:href="tel:+7768282434" text:style-name="Internet_20_link" text:visited-style-name="Visited_20_Internet_20_Link"><text:span text:style-name="T20">07</text:span><text:span text:style-name="T14">768282434</text:span></text:a><text:span text:style-name="T15"> <text:s text:c="4"/></text:span><text:a xlink:type="simple" xlink:href="https://www.markodowd.dev/" text:style-name="Internet_20_link" text:visited-style-name="Visited_20_Internet_20_Link"><text:span text:style-name="Internet_20_link"><text:span text:style-name="T9">markodowd.dev</text:span></text:span></text:a><text:span text:style-name="Internet_20_link"><text:span text:style-name="T12"> <text:s text:c="4"/></text:span></text:span><text:a xlink:type="simple" xlink:href="https://www.linkedin.com/in/markodowd2/" text:style-name="Internet_20_link" text:visited-style-name="Visited_20_Internet_20_Link"><text:span text:style-name="Internet_20_link"><text:span text:style-name="T10">in/markodowd2</text:span></text:span></text:a><text:span text:style-name="Internet_20_link"><text:span text:style-name="T20"> <text:s text:c="2"/></text:span></text:span><text:span text:style-name="Internet_20_link"><text:span text:style-name="T11"><text:s text:c="2"/></text:span></text:span><text:a xlink:type="simple" xlink:href="https://www.leetcode.com/u/markodowd" text:style-name="Internet_20_link" text:visited-style-name="Visited_20_Internet_20_Link"><text:span text:style-name="Internet_20_link"><text:span text:style-name="T10">leetcode.com/u/markodowd</text:span></text:span></text:a></text:p>
      <text:p text:style-name="P17"/>
      <text:p text:style-name="P25">CERTIFIC<text:span text:style-name="T63">ATIONS</text:span></text:p>
      <text:p text:style-name="P8"/>
      <text:section text:style-name="Sect1" text:name="Section1">
        <text:p text:style-name="P3"><text:span text:style-name="T48">AWS</text:span><text:span text:style-name="T51"> </text:span><text:span text:style-name="T49">Certified </text:span><text:span text:style-name="T50">Solutions Architect</text:span><text:span text:style-name="T69"> – </text:span><text:span text:style-name="T52">SAA</text:span><text:span text:style-name="T71">-C0</text:span><text:span text:style-name="T72">3</text:span><text:span text:style-name="T71"> – </text:span><text:a xlink:type="simple" xlink:href="https://github.com/markodowd/markodowd/blob/master/resume/aws-certified-solutions-architect-associate-certificate.pdf" text:style-name="Internet_20_link" text:visited-style-name="Visited_20_Internet_20_Link"><text:span text:style-name="T5">Verify</text:span></text:a></text:p>
        <text:p text:style-name="P2"><text:span text:style-name="T48">AWS</text:span><text:span text:style-name="T51"> </text:span><text:span text:style-name="T70">Certified Cloud Practitioner – </text:span><text:span text:style-name="T73">CLF-C02 – </text:span><text:a xlink:type="simple" xlink:href="https://github.com/markodowd/markodowd/blob/master/resume/aws-certified-cloud-practitioner-certificate.pdf" text:style-name="Internet_20_link" text:visited-style-name="Visited_20_Internet_20_Link"><text:span text:style-name="T6">Verify</text:span></text:a></text:p>
      </text:section>
      <text:p text:style-name="P18"/>
      <text:p text:style-name="P27">PROJECTS</text:p>
      <text:p text:style-name="P4"><text:a xlink:type="simple" xlink:href="https://www.fightorflight.studio/" text:style-name="Internet_20_link" text:visited-style-name="Visited_20_Internet_20_Link"><text:span text:style-name="Internet_20_link"><text:span text:style-name="T8"/></text:span></text:a></text:p>
      <text:p text:style-name="P4"><text:a xlink:type="simple" xlink:href="https://www.fightorflight.studio/" text:style-name="Internet_20_link" text:visited-style-name="Visited_20_Internet_20_Link"><text:span text:style-name="Internet_20_link"><text:span text:style-name="T8">FightOrFlight.Studio</text:span></text:span></text:a><text:span text:style-name="T55"> – </text:span><text:span text:style-name="T57">React, Next, TypeScript, AWS, </text:span><text:span text:style-name="T58">CMS (Contentful)</text:span></text:p>
      <text:p text:style-name="P21"/>
      <text:p text:style-name="P14"><text:s text:c="4"/>I developed a custom portfolio website for Manchester-based creative studio Fight or Flight, handling both the frontend and backend as well as the supporting AWS infrastructure. I set up automated staging and production environments that the studio owner can deploy to independently. I assisted with domain configuration, migrating to Cloudflare to benefit from its performance and security features. Additionally, I integrated Contentful as the CMS and configured the necessary DNS records to ensure secure and reliable email delivery.</text:p>
      <text:p text:style-name="P4"><text:span text:style-name="Internet_20_link"><text:span text:style-name="T45"/></text:span></text:p>
      <text:p text:style-name="P4"><text:a xlink:type="simple" xlink:href="https://www.irishtrad.ie/" text:style-name="Internet_20_link" text:visited-style-name="Visited_20_Internet_20_Link"><text:span text:style-name="Internet_20_link"><text:span text:style-name="T13">IrishTrad.ie</text:span></text:span></text:a><text:span text:style-name="T7"> </text:span><text:span text:style-name="T56">– </text:span><text:span text:style-name="T59">Node, Express, TypeScript, React, </text:span><text:span text:style-name="T60">Cron</text:span></text:p>
      <text:p text:style-name="P21"/>
      <text:p text:style-name="P35"><text:s text:c="4"/>Irish Trad is a full-stack web application providing sheet music, ear-training modules, and interactive practice tools including a chromatic tuner and metronome. Built as a long-term passion project, it reflects my commitment to creating useful, community-focused tools for the Irish traditional music ecosystem.</text:p>
      <text:p text:style-name="P20"/>
      <text:p text:style-name="P28">EXPERIENCE</text:p>
      <text:p text:style-name="P33"/>
      <text:p text:style-name="P25"><text:a xlink:type="simple" xlink:href="https://www.dawsonandrews.com/" text:style-name="Internet_20_link" text:visited-style-name="Visited_20_Internet_20_Link"><text:span text:style-name="T25">Dawson Andrews</text:span></text:a><text:span text:style-name="T23"> </text:span><text:span text:style-name="T31">– SOFTWARE ENGINEER</text:span><text:span text:style-name="T24"> </text:span><text:span text:style-name="T31">– </text:span><text:span text:style-name="T29">React, Next, TypeScript, AWS, </text:span><text:span text:style-name="T30">Vue, Nuxt</text:span></text:p>
      <text:p text:style-name="P9"/>
      <text:p text:style-name="P30"><text:span text:style-name="T39"><text:s text:c="6"/></text:span><text:span text:style-name="T32">Dawson Andrews specialise in product design, strategy, and software development that creates meaningful impac</text:span><text:span text:style-name="T34">t</text:span></text:p>
      <text:p text:style-name="P11"/>
      <text:list text:style-name="WWNum5">
        <text:list-item>
          <text:p text:style-name="P39">Designed <text:span text:style-name="T61">React </text:span><text:span text:style-name="T62">(</text:span><text:span text:style-name="T61">Next</text:span><text:span text:style-name="T62">)</text:span><text:span text:style-name="T61"> template with best practices </text:span><text:span text:style-name="T62">and modern tools</text:span><text:span text:style-name="T61"> for </text:span><text:span text:style-name="T62">use in </text:span><text:span text:style-name="T61">future products</text:span> </text:p>
        </text:list-item>
        <text:list-item>
          <text:p text:style-name="P39"><text:span text:style-name="T62">D</text:span>eveloped complex software application <text:span text:style-name="T61">using Vue </text:span><text:span text:style-name="T62">(</text:span><text:span text:style-name="T61">Nuxt</text:span><text:span text:style-name="T62">)</text:span></text:p>
        </text:list-item>
      </text:list>
      <text:p text:style-name="P12"/>
      <text:p text:style-name="P16"><text:a xlink:type="simple" xlink:href="https://www.hurree.co/" text:style-name="Internet_20_link" text:visited-style-name="Visited_20_Internet_20_Link"><text:span text:style-name="T4">Hurree</text:span></text:a><text:span text:style-name="T2"> </text:span><text:span text:style-name="T41">– SOFTWARE ENGINEER</text:span><text:span text:style-name="T2"> </text:span><text:span text:style-name="T41">– </text:span><text:span text:style-name="T27">React, </text:span><text:span text:style-name="T28">Django, </text:span><text:span text:style-name="T27">TypeScript, </text:span><text:span text:style-name="T28">Python</text:span><text:span text:style-name="T2"> </text:span><text:span text:style-name="T41">– </text:span><text:span text:style-name="T32">Jan 2023 – Mar 2024</text:span></text:p>
      <text:p text:style-name="P10"/>
      <text:p text:style-name="P29"><text:span text:style-name="T39"><text:s text:c="6"/></text:span><text:span text:style-name="T32">Hurree is a cross-platform analytics dashboard that enables teams to unify data to gain one high-level overview</text:span></text:p>
      <text:p text:style-name="P10"/>
      <text:list text:continue-numbering="true" text:style-name="WWNum5">
        <text:list-item>
          <text:p text:style-name="P40">Collaborated with cross-functional teams to deliver high-quality software solutions <text:span text:style-name="T62">using React &amp; Django</text:span></text:p>
        </text:list-item>
        <text:list-item>
          <text:p text:style-name="P40">Conducted code reviews and provided constructive feedback to team members</text:p>
        </text:list-item>
      </text:list>
      <text:p text:style-name="P24"/>
      <text:p text:style-name="P31"><text:span text:style-name="T3">Micro Focus</text:span><text:span text:style-name="T2"> </text:span><text:span text:style-name="T41">– SOFTWARE ENGINEER</text:span><text:span text:style-name="T2"> </text:span><text:span text:style-name="T41">– </text:span><text:span text:style-name="T27">React, </text:span><text:span text:style-name="T28">TypeScript</text:span><text:span text:style-name="T2"> </text:span><text:span text:style-name="T41">– </text:span><text:span text:style-name="T40">Apr 2022 – Nov 2022</text:span></text:p>
      <text:p text:style-name="P10"/>
      <text:p text:style-name="P29"><text:span text:style-name="T39"><text:s text:c="6"/></text:span><text:span text:style-name="T32">Micro Focus is one of the world’s largest enterprise software providers delivering mission-critical technology</text:span></text:p>
      <text:p text:style-name="P10"/>
      <text:list text:style-name="WWNum6">
        <text:list-item>
          <text:p text:style-name="P37"><text:span text:style-name="T35">Incorporated React into legacy Java project to allow localisation of </text:span><text:span text:style-name="T36">application</text:span></text:p>
        </text:list-item>
        <text:list-item>
          <text:p text:style-name="P41">Mentored junior developers and provided technical guidance</text:p>
        </text:list-item>
      </text:list>
      <text:p text:style-name="P32"/>
      <text:p text:style-name="P15"><text:span text:style-name="T3">VML Technology</text:span><text:span text:style-name="T2"> </text:span><text:span text:style-name="T41">– WEB ENGINEER</text:span><text:span text:style-name="T2"> </text:span><text:span text:style-name="T41">– </text:span><text:span text:style-name="T27">React, </text:span><text:span text:style-name="T28">Django, </text:span><text:span text:style-name="T27">TypeScript, </text:span><text:span text:style-name="T28">Python</text:span><text:span text:style-name="T2"> </text:span><text:span text:style-name="T41">– </text:span><text:span text:style-name="T42">N</text:span><text:span text:style-name="T26">ov 2019 – Mar 2022</text:span></text:p>
      <text:p text:style-name="P22"/>
      <text:p text:style-name="P29"><text:span text:style-name="T68"><text:s text:c="6"/></text:span><text:span text:style-name="T64">VML Technology pioneers new levels of video maximizing engagement through real-time convergence of data</text:span></text:p>
      <text:p text:style-name="P22"/>
      <text:list text:style-name="WWNum7">
        <text:list-item>
          <text:p text:style-name="P38"><text:span text:style-name="T64">Developed </text:span><text:span text:style-name="T43">API endpoints </text:span><text:span text:style-name="T65">using Django </text:span><text:span text:style-name="T64">and maintained web applications using modern technologies</text:span></text:p>
        </text:list-item>
        <text:list-item>
          <text:p text:style-name="P36">Designed and implemented responsive and user-friendly interfaces</text:p>
        </text:list-item>
      </text:list>
      <text:p text:style-name="P23"/>
      <text:p text:style-name="P26">EDUCATION</text:p>
      <text:p text:style-name="P19"/>
      <text:p text:style-name="P15"><text:span text:style-name="T1">Queens University Belfast</text:span><text:span text:style-name="T2"> </text:span><text:span text:style-name="T41">– </text:span><text:span text:style-name="T66">BACHELOR OF SCIENCE IN MUSIC TECHNOLOGY &amp; SONIC ARTS</text:span><text:span text:style-name="T2"> </text:span><text:span text:style-name="T41">– </text:span><text:span text:style-name="T67">2012 – 201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DDEZZ+Frutiger-Roman" svg:font-family="GDDEZZ+Frutiger-Roman, Arial" style:font-family-generic="roman" style:font-pitch="variable"/>
    <style:font-face style:name="GDDEZZ+Frutiger-Roman1" svg:font-family="GDDEZZ+Frutiger-Roman, Arial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unito" svg:font-family="Nunito" style:font-pitch="variable"/>
    <style:font-face style:name="Nunito1" svg:font-family="Nunito" style:font-family-generic="system" style:font-pitch="variable"/>
    <style:font-face style:name="OpenSymbol" svg:font-family="OpenSymbol" style:font-family-generic="system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fals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fals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Garamond" fo:font-family="Garamond" style:font-family-generic="roman" style:font-pitch="variable" fo:font-size="11pt" fo:language="en" fo:country="GB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Garamond1" style:font-family-complex="Garamond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388cm" style:contextual-spacing="false" style:line-height-at-least="0.423cm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-left="-3.81cm" fo:margin-right="0cm" fo:text-align="start" style:justify-single-word="false" fo:text-indent="0cm" style:auto-text-indent="false"/>
      <style:text-properties fo:font-size="11.5pt" fo:letter-spacing="0.035cm" style:letter-kerning="true" style:font-size-asian="11.5pt" style:font-size-complex="11.5pt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10pt" fo:letter-spacing="0.009cm" style:font-size-asian="10pt" style:font-size-complex="10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.423cm" fo:margin-bottom="0.388cm" style:contextual-spacing="false" fo:text-align="start" style:justify-single-word="false"/>
      <style:text-properties fo:font-size="10pt" fo:letter-spacing="-0.004cm" fo:font-style="italic" style:font-size-asian="10pt" style:font-style-asian="italic" style:font-size-complex="10pt" style:font-style-complex="italic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-top="0.423cm" fo:margin-bottom="0cm" style:contextual-spacing="false" fo:text-align="start" style:justify-single-word="false"/>
      <style:text-properties fo:font-variant="normal" fo:text-transform="none" fo:font-size="12pt" fo:letter-spacing="0.009cm" fo:font-style="italic" style:font-size-asian="12pt" style:font-style-asian="italic" style:font-size-complex="12pt" style:font-style-complex="italic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-top="0.423cm" fo:margin-bottom="0.388cm" style:contextual-spacing="false" fo:text-align="start" style:justify-single-word="false"/>
      <style:text-properties fo:font-size="9pt" fo:letter-spacing="0.035cm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style:line-height-at-least="0.423cm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start" style:justify-single-word="false" fo:keep-with-next="always"/>
      <style:text-properties style:font-name="GDDEZZ+Frutiger-Roman" fo:font-family="GDDEZZ+Frutiger-Roman, Arial" style:font-family-generic="roman" style:font-pitch="variable" fo:font-size="8pt" fo:font-style="italic" fo:font-weight="bold" style:font-size-asian="8pt" style:font-style-asian="italic" style:font-weight-asian="bold" style:font-name-complex="GDDEZZ+Frutiger-Roman1" style:font-family-complex="GDDEZZ+Frutiger-Roman, Arial" style:font-family-generic-complex="system" style:font-pitch-complex="variable" style:font-size-complex="8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Base" style:display-name="Heading Base" style:family="paragraph" style:parent-style-name="Text_20_body" style:next-style-name="Text_20_body" style:default-outline-level="">
      <style:paragraph-properties fo:margin-top="0.423cm" fo:margin-bottom="0.423cm" style:contextual-spacing="false" fo:keep-together="always" fo:keep-with-next="always"/>
      <style:text-properties fo:text-transform="uppercase"/>
    </style:style>
    <style:style style:name="Header_20_Base" style:display-name="Header Base" style:family="paragraph" style:parent-style-name="Standard" style:default-outline-level="">
      <style:paragraph-properties fo:margin-left="-3.81cm" fo:margin-right="0cm" fo:margin-top="0.388cm" fo:margin-bottom="0.388cm" style:contextual-spacing="false" style:line-height-at-least="0.388cm" fo:text-indent="0cm" style:auto-text-indent="false"/>
      <style:text-properties fo:text-transform="uppercase"/>
    </style:style>
    <style:style style:name="Document_20_Label" style:display-name="Document Label" style:family="paragraph" style:parent-style-name="Standard" style:next-style-name="Section_20_Title" style:default-outline-level="">
      <style:paragraph-properties fo:margin-top="0cm" fo:margin-bottom="0.388cm" style:contextual-spacing="false"/>
      <style:text-properties fo:font-size="24pt" fo:letter-spacing="-0.035cm" style:font-size-asian="24pt" style:font-size-complex="24pt"/>
    </style:style>
    <style:style style:name="Section_20_Title" style:display-name="Section Title" style:family="paragraph" style:parent-style-name="Standard" style:next-style-name="Objective" style:default-outline-level="">
      <style:paragraph-properties fo:margin-top="0.388cm" fo:margin-bottom="0cm" style:contextual-spacing="false" style:line-height-at-least="0.388cm" fo:text-align="start" style:justify-single-word="false" fo:padding-left="0cm" fo:padding-right="0cm" fo:padding-top="0cm" fo:padding-bottom="0.035cm" fo:border-left="none" fo:border-right="none" fo:border-top="none" fo:border-bottom="0.51pt solid #808080"/>
      <style:text-properties fo:text-transform="uppercase" fo:font-size="10pt" fo:letter-spacing="0.026cm" style:font-size-asian="10pt" style:font-size-complex="10pt"/>
    </style:style>
    <style:style style:name="Objective" style:family="paragraph" style:parent-style-name="Standard" style:next-style-name="Text_20_body" style:default-outline-level="">
      <style:paragraph-properties fo:margin-top="0.106cm" fo:margin-bottom="0.388cm" style:contextual-spacing="false" style:line-height-at-least="0.388cm"/>
    </style:style>
    <style:style style:name="Company_20_Name" style:display-name="Company Name" style:family="paragraph" style:parent-style-name="Standard" style:next-style-name="Job_20_Title" style:default-outline-level="">
      <style:paragraph-properties fo:margin-top="0.388cm" fo:margin-bottom="0cm" style:contextual-spacing="false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Job_20_Title" style:display-name="Job Title" style:family="paragraph" style:next-style-name="Achievement" style:default-outline-level="">
      <style:paragraph-properties fo:margin-top="0.071cm" fo:margin-bottom="0.071cm" style:contextual-spacing="false" style:line-height-at-least="0.388cm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Garamond" fo:font-family="Garamond" style:font-family-generic="roman" style:font-pitch="variable" fo:font-size="11.5pt" fo:letter-spacing="0.009cm" fo:language="en" fo:country="US" fo:font-style="italic" style:letter-kerning="false" style:font-name-asian="Arial1" style:font-family-asian="Arial" style:font-family-generic-asian="system" style:font-pitch-asian="variable" style:font-size-asian="11.5pt" style:language-asian="zh" style:country-asian="CN" style:font-style-asian="italic" style:font-name-complex="Garamond1" style:font-family-complex="Garamond" style:font-family-generic-complex="system" style:font-pitch-complex="variable" style:font-size-complex="11.5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chievement" style:family="paragraph" style:parent-style-name="Text_20_body" style:default-outline-level="" style:list-style-name="WWNum4">
      <style:paragraph-properties fo:margin-left="0.423cm" fo:margin-right="0cm" fo:margin-top="0cm" fo:margin-bottom="0.106cm" style:contextual-spacing="false" fo:text-indent="-0.423cm" style:auto-text-indent="false"/>
    </style:style>
    <style:style style:name="Name" style:family="paragraph" style:parent-style-name="Standard" style:next-style-name="Standard" style:default-outline-level="">
      <style:paragraph-properties fo:margin-top="0cm" fo:margin-bottom="0.776cm" style:contextual-spacing="false" style:line-height-at-least="0.423cm" fo:text-align="center" style:justify-single-word="false"/>
      <style:text-properties fo:text-transform="uppercase" fo:font-size="22pt" fo:letter-spacing="0.141cm" style:font-size-asian="22pt" style:font-size-complex="22pt"/>
    </style:style>
    <style:style style:name="Date" style:family="paragraph" style:parent-style-name="Text_20_body" style:default-outline-level="">
      <style:paragraph-properties fo:keep-with-next="always"/>
    </style:style>
    <style:style style:name="City_2f_State" style:display-name="City/State" style:family="paragraph" style:parent-style-name="Text_20_body" style:next-style-name="Text_20_body" style:default-outline-level="">
      <style:paragraph-properties fo:keep-with-next="always"/>
    </style:style>
    <style:style style:name="Institution" style:family="paragraph" style:parent-style-name="Standard" style:next-style-name="Achievement" style:default-outline-level="">
      <style:paragraph-properties fo:margin-top="0.106cm" fo:margin-bottom="0cm" style:contextual-spacing="false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Base" style:default-outline-level="" style:class="extra"/>
    <style:style style:name="Footer" style:family="paragraph" style:parent-style-name="Header_20_Base" style:default-outline-level="" style:class="extra">
      <style:paragraph-properties fo:margin-left="-3.81cm" fo:margin-right="-1.482cm" style:line-height-at-least="0.423cm" fo:text-align="start" style:justify-single-word="false" fo:text-indent="0cm" style:auto-text-indent="false">
        <style:tab-stops>
          <style:tab-stop style:position="1.482cm" style:type="right"/>
        </style:tab-stops>
      </style:paragraph-properties>
    </style:style>
    <style:style style:name="Address_20_1" style:display-name="Address 1" style:family="paragraph" style:parent-style-name="Standard" style:default-outline-level="">
      <style:paragraph-properties style:line-height-at-least="0.282cm" fo:text-align="center" style:justify-single-word="false"/>
      <style:text-properties fo:text-transform="uppercase" fo:font-size="7.5pt" fo:letter-spacing="0.053cm" style:font-size-asian="7.5pt" style:font-size-complex="7.5pt"/>
    </style:style>
    <style:style style:name="Section_20_Subtitle" style:display-name="Section Subtitle" style:family="paragraph" style:parent-style-name="Section_20_Title" style:next-style-name="Standard" style:default-outline-level="">
      <style:text-properties fo:font-variant="normal" fo:text-transform="none" fo:font-size="12pt" fo:letter-spacing="0.018cm" fo:font-style="italic" style:font-size-asian="12pt" style:font-style-asian="italic" style:font-size-complex="12pt" style:font-style-complex="italic"/>
    </style:style>
    <style:style style:name="Address_20_2" style:display-name="Address 2" style:family="paragraph" style:parent-style-name="Standard" style:default-outline-level="">
      <style:paragraph-properties style:line-height-at-least="0.282cm" fo:text-align="center" style:justify-single-word="false"/>
      <style:text-properties fo:text-transform="uppercase" fo:font-size="7.5pt" fo:letter-spacing="0.053cm" style:font-size-asian="7.5pt" style:font-size-complex="7.5pt"/>
    </style:style>
    <style:style style:name="Text_20_body_20_indent" style:display-name="Text body indent" style:family="paragraph" style:parent-style-name="Text_20_body" style:default-outline-level="" style:class="text">
      <style:paragraph-properties fo:margin-left="1.27cm" fo:margin-right="0cm" fo:text-indent="0cm" style:auto-text-indent="false"/>
    </style:style>
    <style:style style:name="Personal_20_Data" style:display-name="Personal Data" style:family="paragraph" style:parent-style-name="Text_20_body" style:default-outline-level="">
      <style:paragraph-properties fo:margin-left="-1.905cm" fo:margin-right="1.905cm" fo:margin-top="0cm" fo:margin-bottom="0.212cm" style:contextual-spacing="false" fo:line-height="0.423cm" fo:text-indent="0cm" style:auto-text-indent="false"/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Company_20_Name_20_One" style:display-name="Company Name One" style:family="paragraph" style:parent-style-name="Company_20_Name" style:next-style-name="Job_20_Title" style:default-outline-level="">
      <style:paragraph-properties fo:margin-top="0.106cm" fo:margin-bottom="0cm" style:contextual-spacing="false"/>
    </style:style>
    <style:style style:name="No_20_Title" style:display-name="No Title" style:family="paragraph" style:parent-style-name="Section_20_Title" style:default-outline-level="">
      <style:paragraph-properties fo:padding="0cm" fo:border="none"/>
    </style:style>
    <style:style style:name="Personal_20_Info" style:display-name="Personal Info" style:family="paragraph" style:parent-style-name="Achievement" style:next-style-name="Achievement" style:default-outline-level="">
      <style:paragraph-properties fo:margin-left="0.432cm" fo:margin-right="0cm" fo:margin-top="0.388cm" fo:margin-bottom="0.106cm" style:contextual-spacing="false" fo:text-indent="-0.432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text-indent="0cm" style:auto-text-indent="false"/>
    </style:style>
    <style:style style:name="List_20_Bullet_20_3" style:display-name="List Bullet 3" style:family="paragraph" style:parent-style-name="Standard" style:default-outline-level="" style:list-style-name="WWNum3">
      <style:paragraph-properties fo:margin-left="1.27cm" fo:margin-right="0cm" fo:text-indent="-0.635cm" style:auto-text-indent="false">
        <style:tab-stops>
          <style:tab-stop style:position="5.08cm"/>
        </style:tab-stops>
      </style:paragraph-properties>
    </style:style>
    <style:style style:name="Body_20_Text_20_2" style:display-name="Body Text 2" style:family="paragraph" style:parent-style-name="Standard" style:default-outline-level="">
      <style:text-properties fo:font-size="10.5pt" style:font-size-asian="10.5pt" style:font-size-complex="10.5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Heading_20_10" style:display-name="Heading 10" style:family="paragraph" style:parent-style-name="Heading" style:next-style-name="Text_20_body" style:default-outline-level="" style:list-style-name="WWNum2" style:class="text">
      <style:text-properties fo:font-size="10.5pt" fo:font-weight="bold" style:font-size-asian="10.5pt" style:font-weight-asian="bold" style:font-size-complex="10.5pt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fo:color="#0082e6" loext:opacity="100%"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 style:font-size-complex="10pt"/>
    </style:style>
    <style:style style:name="WW8Num5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6z0" style:family="text">
      <style:text-properties style:use-window-font-color="true" loext:opacity="0%" style:font-name="Symbol" fo:font-family="Symbol" style:font-family-generic="roman" style:font-pitch="variable" fo:font-size="12pt" fo:language="en" fo:country="GB" style:font-size-asian="12pt" style:language-asian="zh" style:country-asian="CN" style:font-name-complex="OpenSymbol2" style:font-family-complex="OpenSymbol, 'Arial Unicode MS'" style:font-family-generic-complex="system" style:font-pitch-complex="variable" style:font-size-complex="12pt" style:language-complex="ar" style:country-complex="SA"/>
    </style:style>
    <style:style style:name="WW8Num7z0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8z0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9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10z0" style:family="text">
      <style:text-properties fo:color="#0082e6" loext:opacity="100%" style:font-name="Wingdings" fo:font-family="Wingdings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zh" style:country-asian="CN" style:font-name-complex="Wingdings1" style:font-family-complex="Wingdings" style:font-family-generic-complex="system" style:font-pitch-complex="variable" style:font-size-complex="10pt" style:language-complex="ar" style:country-complex="SA"/>
    </style:style>
    <style:style style:name="WW8Num10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11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12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13z0" style:family="text">
      <style:text-properties fo:color="#0082e6" loext:opacity="100%" style:font-name="Wingdings" fo:font-family="Wingdings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zh" style:country-asian="CN" style:font-name-complex="Wingdings1" style:font-family-complex="Wingdings" style:font-family-generic-complex="system" style:font-pitch-complex="variable" style:font-size-complex="10pt" style:language-complex="ar" style:country-complex="SA"/>
    </style:style>
    <style:style style:name="WW8Num13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6z1" style:family="text">
      <style:text-properties style:use-window-font-color="true" loext:opacity="0%" style:font-name="OpenSymbol1" fo:font-family="OpenSymbol, 'Arial Unicode MS'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6z3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8z1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7z1" style:family="text">
      <style:text-properties style:font-name="OpenSymbol1" fo:font-family="OpenSymbol, 'Arial Unicode MS'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0" style:family="text">
      <style:text-properties style:font-name="Wingdings" fo:font-family="Wingdings" style:font-family-generic="roman" style:font-pitch="variable" fo:font-size="6pt" style:font-size-asian="6pt" style:font-name-complex="Wingdings1" style:font-family-complex="Wingdings" style:font-family-generic-complex="system" style:font-pitch-complex="variable" style:font-size-complex="6pt"/>
    </style:style>
    <style:style style:name="WW8NumSt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St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-Default_20_Paragraph_20_Font" style:display-name="WW-Default Paragraph Font" style:family="text"/>
    <style:style style:name="Lead-in_20_Emphasis" style:display-name="Lead-in Emphasis" style:family="text">
      <style:text-properties style:font-name="Arial Black" fo:font-family="'Arial Black'" style:font-family-generic="roman" style:font-pitch="variable" fo:font-size="9pt" fo:letter-spacing="-0.011cm" style:font-size-asian="9pt" style:font-name-complex="Arial Black1" style:font-family-complex="'Arial Black'" style:font-family-generic-complex="system" style:font-pitch-complex="variable" style:font-size-complex="9pt"/>
    </style:style>
    <style:style style:name="Page_20_Number" style:display-name="Page Number" style:family="text">
      <style:text-properties fo:font-size="12pt" style:font-size-asian="12pt" style:font-size-complex="12pt"/>
    </style:style>
    <style:style style:name="Emphasis" style:family="text">
      <style:text-properties fo:text-transform="uppercase" style:font-name="Garamond" fo:font-family="Garamond" style:font-family-generic="roman" style:font-pitch="variable" fo:font-size="9pt" fo:letter-spacing="normal" style:font-size-asian="9pt" style:font-name-complex="Garamond1" style:font-family-complex="Garamond" style:font-family-generic-complex="system" style:font-pitch-complex="variable" style:font-size-complex="9pt"/>
    </style:style>
    <style:style style:name="Job" style:family="text" style:parent-style-name="WW-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loext:opacity="0%" style:font-name="OpenSymbol1" fo:font-family="OpenSymbol, 'Arial Unicode MS'" style:font-family-generic="roman" style:font-pitch="variable" fo:font-size="12pt" style:font-name-asian="OpenSymbol2" style:font-family-asian="OpenSymbol, 'Arial Unicode M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Blue" style:display-name="Bullet Blue" style:family="text" style:parent-style-name="Bullet_20_Symbols">
      <style:text-properties fo:color="#0082e6" loext:opacity="100%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loext:num-list-format="%1%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2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5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6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7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8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9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10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11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2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13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14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15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16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17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18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19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20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22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23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2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25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26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2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28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29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0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31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32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33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34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35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36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37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38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9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0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43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46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Blue" loext:num-list-format="%1%" text:bullet-char="●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fo:font-family="OpenSymbol" style:font-charset="x-symbol"/>
      </text:list-level-style-bullet>
      <text:list-level-style-bullet text:level="2" text:style-name="ListLabel_20_49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50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51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52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53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54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55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56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7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58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59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60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61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62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63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64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65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6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67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68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69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70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71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72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73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74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75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76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77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78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79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80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81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82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83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Blue" loext:num-list-format="%1%" text:bullet-char="●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fo:font-family="OpenSymbol" style:font-charset="x-symbol"/>
      </text:list-level-style-bullet>
      <text:list-level-style-bullet text:level="2" text:style-name="ListLabel_20_85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86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87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88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89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90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91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92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75cm" fo:margin-right="0.75cm" fo:background-color="#ffffff" style:writing-mode="lr-tb" style:layout-grid-color="#c0c0c0" style:layout-grid-lines="54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0-07T11:52:00</meta:creation-date>
    <meta:initial-creator>Mike Butler</meta:initial-creator>
    <dc:language>en-GB</dc:language>
    <meta:print-date>1995-11-21T17:41:00</meta:print-date>
    <dc:date>2025-11-16T11:48:19.292593312</dc:date>
    <meta:editing-cycles>336</meta:editing-cycles>
    <dc:title>FILE ATTENDANCE NOTE</dc:title>
    <meta:editing-duration>PT19H29M57S</meta:editing-duration>
    <meta:generator>LibreOffice/24.2.7.2$Linux_X86_64 LibreOffice_project/420$Build-2</meta:generator>
    <meta:document-statistic meta:table-count="0" meta:image-count="0" meta:object-count="0" meta:page-count="1" meta:paragraph-count="32" meta:word-count="451" meta:character-count="3409" meta:non-whitespace-character-count="2918"/>
    <meta:user-defined meta:name="LCID" meta:value-type="float">1033</meta:user-defined>
    <meta:user-defined meta:name="UseDefaultLanguage" meta:value-type="boolean">true</meta:user-defined>
    <meta:user-defined meta:name="Version" meta:value-type="float">99022200</meta:user-defined>
  </office:meta>
</office:document-meta>
</file>